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o1" style:family="table-column">
      <style:table-column-properties fo:break-before="auto" style:column-width="1.182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taken</text:p>
          </table:table-cell>
          <table:table-cell office:value-type="string">
            <text:p>person</text:p>
          </table:table-cell>
          <table:table-cell office:value-type="string">
            <text:p>quant</text:p>
          </table:table-cell>
          <table:table-cell office:value-type="string">
            <text:p>reading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dyer</text:p>
          </table:table-cell>
          <table:table-cell office:value-type="string">
            <text:p>rad</text:p>
          </table:table-cell>
          <table:table-cell office:value-type="float" office:value="9.82">
            <text:p>9.82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dyer</text:p>
          </table:table-cell>
          <table:table-cell office:value-type="string">
            <text:p>sal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dyer</text:p>
          </table:table-cell>
          <table:table-cell office:value-type="string">
            <text:p>rad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dyer</text:p>
          </table:table-cell>
          <table:table-cell office:value-type="string">
            <text:p>sal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pb</text:p>
          </table:table-cell>
          <table:table-cell office:value-type="string">
            <text:p>rad</text:p>
          </table:table-cell>
          <table:table-cell office:value-type="float" office:value="8.41">
            <text:p>8.41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lake</text:p>
          </table:table-cell>
          <table:table-cell office:value-type="string">
            <text:p>sal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pb</text:p>
          </table:table-cell>
          <table:table-cell office:value-type="string">
            <text:p>temp</text:p>
          </table:table-cell>
          <table:table-cell office:value-type="float" office:value="-21.5">
            <text:p>-21.5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pb</text:p>
          </table:table-cell>
          <table:table-cell office:value-type="string">
            <text:p>rad</text:p>
          </table:table-cell>
          <table:table-cell office:value-type="float" office:value="7.22">
            <text:p>7.22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NaN</text:p>
          </table:table-cell>
          <table:table-cell office:value-type="string">
            <text:p>sal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NaN</text:p>
          </table:table-cell>
          <table:table-cell office:value-type="string">
            <text:p>temp</text:p>
          </table:table-cell>
          <table:table-cell office:value-type="float" office:value="-26">
            <text:p>-26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pb</text:p>
          </table:table-cell>
          <table:table-cell office:value-type="string">
            <text:p>rad</text:p>
          </table:table-cell>
          <table:table-cell office:value-type="float" office:value="4.35">
            <text:p>4.35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pb</text:p>
          </table:table-cell>
          <table:table-cell office:value-type="string">
            <text:p>temp</text:p>
          </table:table-cell>
          <table:table-cell office:value-type="float" office:value="-18.5">
            <text:p>-18.5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lake</text:p>
          </table:table-cell>
          <table:table-cell office:value-type="string">
            <text:p>sal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lake</text:p>
          </table:table-cell>
          <table:table-cell office:value-type="string">
            <text:p>rad</text:p>
          </table:table-cell>
          <table:table-cell office:value-type="float" office:value="2.19">
            <text:p>2.19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lake</text:p>
          </table:table-cell>
          <table:table-cell office:value-type="string">
            <text:p>sal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lake</text:p>
          </table:table-cell>
          <table:table-cell office:value-type="string">
            <text:p>temp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roe</text:p>
          </table:table-cell>
          <table:table-cell office:value-type="string">
            <text:p>sal</text:p>
          </table:table-cell>
          <table:table-cell office:value-type="float" office:value="41.6">
            <text:p>41.6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lake</text:p>
          </table:table-cell>
          <table:table-cell office:value-type="string">
            <text:p>rad</text:p>
          </table:table-cell>
          <table:table-cell office:value-type="float" office:value="1.46">
            <text:p>1.46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lake</text:p>
          </table:table-cell>
          <table:table-cell office:value-type="string">
            <text:p>sal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roe</text:p>
          </table:table-cell>
          <table:table-cell office:value-type="string">
            <text:p>sal</text:p>
          </table:table-cell>
          <table:table-cell office:value-type="float" office:value="22.5">
            <text:p>22.5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roe</text:p>
          </table:table-cell>
          <table:table-cell office:value-type="string">
            <text:p>rad</text:p>
          </table:table-cell>
          <table:table-cell office:value-type="float" office:value="11.25">
            <text:p>11.25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erif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11-29-2018</text:date>, <text:time>22:1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d Unalivia</meta:initial-creator>
    <meta:creation-date>2018-11-29T22:03:16</meta:creation-date>
    <dc:date>2018-11-29T22:11:48</dc:date>
    <dc:creator>Jed Unalivia</dc:creator>
    <meta:editing-duration>PT8M33S</meta:editing-duration>
    <meta:editing-cycles>1</meta:editing-cycles>
    <meta:document-statistic meta:table-count="3" meta:cell-count="88" meta:object-count="0"/>
    <meta:generator>OpenOffice/4.1.5$Unix OpenOffice.org_project/415m1$Build-9789</meta:generator>
  </office:meta>
</office:document-meta>
</file>